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25" style:family="table-column">
      <style:table-column-properties fo:break-before="auto" style:column-width="158.26pt"/>
    </style:style>
    <style:style style:name="co26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308.04pt"/>
    </style:style>
    <style:style style:name="co18" style:family="table-column">
      <style:table-column-properties fo:break-before="auto" style:column-width="305.94pt"/>
    </style:style>
    <style:style style:name="co19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2" style:family="table-column">
      <style:table-column-properties fo:break-before="auto" style:column-width="279.44pt"/>
    </style:style>
    <style:style style:name="co13" style:family="table-column">
      <style:table-column-properties fo:break-before="auto" style:column-width="258.6pt"/>
    </style:style>
    <style:style style:name="co14" style:family="table-column">
      <style:table-column-properties fo:break-before="auto" style:column-width="241.4pt"/>
    </style:style>
    <style:style style:name="co15" style:family="table-column">
      <style:table-column-properties fo:break-before="auto" style:column-width="259.65pt"/>
    </style:style>
    <style:style style:name="co16" style:family="table-column">
      <style:table-column-properties fo:break-before="auto" style:column-width="243.16pt"/>
    </style:style>
    <style:style style:name="co20" style:family="table-column">
      <style:table-column-properties fo:break-before="auto" style:column-width="312.89pt"/>
    </style:style>
    <style:style style:name="co21" style:family="table-column">
      <style:table-column-properties fo:break-before="auto" style:column-width="306.99pt"/>
    </style:style>
    <style:style style:name="co22" style:family="table-column">
      <style:table-column-properties fo:break-before="auto" style:column-width="275.3pt"/>
    </style:style>
    <style:style style:name="co23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63" style:family="table-cell" style:parent-style-name="Default">
      <style:text-properties style:text-position="" fo:font-size="15pt" style:font-size-asian="15pt" style:font-size-complex="15pt"/>
    </style:style>
    <style:style style:name="ce5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7" style:family="table-cell" style:parent-style-name="Default">
      <style:text-properties style:text-position="" fo:font-size="15pt" style:font-size-asian="15pt" style:font-size-complex="15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9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93" style:family="table-cell" style:parent-style-name="Default">
      <style:table-cell-properties fo:background-color="transparent"/>
      <style:text-properties style:text-position=""/>
    </style:style>
    <style:style style:name="ce4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94" style:family="table-cell" style:parent-style-name="Default">
      <style:text-properties style:text-position="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98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99" style:family="table-cell" style:parent-style-name="Default">
      <style:table-cell-properties fo:background-color="transparent"/>
      <style:text-properties style:text-position=""/>
    </style:style>
    <style:style style:name="ce3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41" style:family="table-cell" style:parent-style-name="Default">
      <style:text-properties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65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ce59"/>
        <table:table-column table:style-name="co3" table:default-cell-style-name="ce59"/>
        <table:table-column table:style-name="co25" table:default-cell-style-name="ce59"/>
        <table:table-column table:style-name="co26" table:default-cell-style-name="ce59"/>
        <table:table-column table:style-name="co6" table:default-cell-style-name="ce59"/>
        <table:table-column table:style-name="co7" table:number-columns-repeated="993" table:default-cell-style-name="ce62"/>
        <table:table-column table:style-name="co7" table:number-columns-repeated="23" table:default-cell-style-name="ce63"/>
        <table:table-row table:style-name="ro1">
          <table:table-cell table:style-name="ce56" office:value-type="string" calcext:value-type="string">
            <text:p>Objective</text:p>
          </table:table-cell>
          <table:table-cell table:style-name="ce60" office:value-type="string" calcext:value-type="string">
            <text:p>Move</text:p>
          </table:table-cell>
          <table:table-cell table:style-name="ce60" office:value-type="string" calcext:value-type="string">
            <text:p>Actions</text:p>
          </table:table-cell>
          <table:table-cell table:style-name="ce56" office:value-type="string" calcext:value-type="string">
            <text:p>Wait Condition</text:p>
          </table:table-cell>
          <table:table-cell table:style-name="ce60" office:value-type="string" calcext:value-type="string">
            <text:p>Cancel Condition</text:p>
          </table:table-cell>
          <table:table-cell table:style-name="ce60"/>
          <table:table-cell table:number-columns-repeated="1016"/>
        </table:table-row>
        <table:table-row table:style-name="ro1">
          <table:table-cell table:style-name="ce57" office:value-type="string" calcext:value-type="string">
            <text:p>buy_items</text:p>
          </table:table-cell>
          <table:table-cell table:number-columns-repeated="2" table:style-name="ce57" office:value-type="string" calcext:value-type="string">
            <text:p>buy_flas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tpscroll</text:p>
          </table:table-cell>
          <table:table-cell table:style-name="ce57" office:value-type="string" calcext:value-type="string">
            <text:p>buy_tpscroll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slippers</text:p>
          </table:table-cell>
          <table:table-cell table:style-name="ce57" office:value-type="string" calcext:value-type="string">
            <text:p>buy_slippers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circlet</text:p>
          </table:table-cell>
          <table:table-cell table:style-name="ce57" office:value-type="string" calcext:value-type="string">
            <text:p>buy_circlet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recipe_wraith_band</text:p>
          </table:table-cell>
          <table:table-cell table:style-name="ce57" office:value-type="string" calcext:value-type="string">
            <text:p>buy_recipe_wraith_band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7"/>
          <table:table-cell table:style-name="ce57" office:value-type="string" calcext:value-type="string">
            <text:p>buy_boots</text:p>
          </table:table-cell>
          <table:table-cell table:style-name="ce61" office:value-type="string" calcext:value-type="string">
            <text:p>buy_boot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oots_of_elves</text:p>
          </table:table-cell>
          <table:table-cell table:style-name="ce57" office:value-type="string" calcext:value-type="string">
            <text:p>buy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ades_of_attack</text:p>
          </table:table-cell>
          <table:table-cell table:style-name="ce57" office:value-type="string" calcext:value-type="string">
            <text:p>buy_blades_of_attac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two_boots_of_elves</text:p>
          </table:table-cell>
          <table:table-cell table:style-name="ce57" office:value-type="string" calcext:value-type="string">
            <text:p>buy_two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gre_axe</text:p>
          </table:table-cell>
          <table:table-cell table:style-name="ce57" office:value-type="string" calcext:value-type="string">
            <text:p>buy_ogre_ax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ink</text:p>
          </table:table-cell>
          <table:table-cell table:style-name="ce57" office:value-type="string" calcext:value-type="string">
            <text:p>buy_blin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ing_of_regen</text:p>
          </table:table-cell>
          <table:table-cell table:style-name="ce57" office:value-type="string" calcext:value-type="string">
            <text:p>buy_ring_of_regen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staff_of_wizardry</text:p>
          </table:table-cell>
          <table:table-cell table:style-name="ce57" office:value-type="string" calcext:value-type="string">
            <text:p>buy_staff_of_wizardry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force_staff</text:p>
          </table:table-cell>
          <table:table-cell table:style-name="ce57" office:value-type="string" calcext:value-type="string">
            <text:p>buy_recipe_force_staff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hurricane_pike</text:p>
          </table:table-cell>
          <table:table-cell table:style-name="ce57" office:value-type="string" calcext:value-type="string">
            <text:p>buy_recipe_hurricane_pik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bserver_ward</text:p>
          </table:table-cell>
          <table:table-cell table:style-name="ce57" office:value-type="string" calcext:value-type="string">
            <text:p>buy_observer_ward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number-columns-repeated="2" table:style-name="ce61" office:value-type="string" calcext:value-type="string">
            <text:p>deliver_items</text:p>
          </table:table-cell>
          <table:table-cell table:style-name="ce57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11" table:default-cell-style-name="ce54"/>
        <table:table-column table:style-name="co7" table:number-columns-repeated="1019" table:default-cell-style-name="Default"/>
        <table:table-row table:style-name="ro1">
          <table:table-cell table:style-name="ce51" office:value-type="string" calcext:value-type="string">
            <text:p>Objective</text:p>
          </table:table-cell>
          <table:table-cell table:style-name="ce55" office:value-type="string" calcext:value-type="string">
            <text:p>Move</text:p>
          </table:table-cell>
          <table:table-cell table:style-name="ce55" office:value-type="string" calcext:value-type="string">
            <text:p>Actions</text:p>
          </table:table-cell>
          <table:table-cell table:style-name="ce51" office:value-type="string" calcext:value-type="string">
            <text:p>Wait Condition</text:p>
          </table:table-cell>
          <table:table-cell table:style-name="ce5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52" office:value-type="string" calcext:value-type="string">
            <text:p>blink_attack</text:p>
          </table:table-cell>
          <table:table-cell table:number-columns-repeated="2" table:style-name="ce88" office:value-type="string" calcext:value-type="string">
            <text:p>blink</text:p>
          </table:table-cell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style-name="ce52"/>
          <table:table-cell table:number-columns-repeated="2" table:style-name="ce88" office:value-type="string" calcext:value-type="string">
            <text:p>use_gust</text:p>
          </table:table-cell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 table:number-rows-repeated="3">
          <table:table-cell table:style-name="ce52"/>
          <table:table-cell table:style-name="ce88" table:number-columns-repeated="2"/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 table:number-rows-repeated="6">
          <table:table-cell table:style-name="ce52"/>
          <table:table-cell table:style-name="ce88" table:number-columns-repeated="5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style-name="ce52"/>
          <table:table-cell table:style-name="ce73"/>
          <table:table-cell table:style-name="ce52" table:number-columns-repeated="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52"/>
          <table:table-cell table:style-name="ce73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 table:number-columns-repeated="2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/>
          <table:table-cell table:style-name="ce89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 table:number-columns-repeated="2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 table:number-rows-repeated="10">
          <table:table-cell table:style-name="ce73"/>
          <table:table-cell table:style-name="ce52" table:number-columns-repeated="5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/>
          <table:table-cell table:number-columns-repeated="4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52"/>
          <table:table-cell table:style-name="ce88" table:number-columns-repeated="5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number-columns-repeated="5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7"/>
        <table:table-column table:style-name="co17" table:default-cell-style-name="ce47"/>
        <table:table-column table:style-name="co18" table:default-cell-style-name="ce47"/>
        <table:table-column table:style-name="co19" table:default-cell-style-name="ce47"/>
        <table:table-column table:style-name="co11" table:default-cell-style-name="ce47"/>
        <table:table-column table:style-name="co7" table:number-columns-repeated="1019" table:default-cell-style-name="Default"/>
        <table:table-row table:style-name="ro1">
          <table:table-cell table:style-name="ce44" office:value-type="string" calcext:value-type="string">
            <text:p>Objective</text:p>
          </table:table-cell>
          <table:table-cell table:style-name="ce48" office:value-type="string" calcext:value-type="string">
            <text:p>Move</text:p>
          </table:table-cell>
          <table:table-cell table:style-name="ce48" office:value-type="string" calcext:value-type="string">
            <text:p>Actions</text:p>
          </table:table-cell>
          <table:table-cell table:style-name="ce44" office:value-type="string" calcext:value-type="string">
            <text:p>Wait Condition</text:p>
          </table:table-cell>
          <table:table-cell table:style-name="ce4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45" office:value-type="string" calcext:value-type="string">
            <text:p>manage_attack_anim</text:p>
          </table:table-cell>
          <table:table-cell table:number-columns-repeated="2" table:style-name="ce95" office:value-type="string" calcext:value-type="string">
            <text:p>cancel_attack</text:p>
          </table:table-cell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/>
          <table:table-cell table:number-columns-repeated="2" table:style-name="ce95" office:value-type="string" calcext:value-type="string">
            <text:p>wait_attack</text:p>
          </table:table-cell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/>
          <table:table-cell table:style-name="ce95" table:number-columns-repeated="2"/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 office:value-type="string" calcext:value-type="string">
            <text:p>item_hp_recovery</text:p>
          </table:table-cell>
          <table:table-cell table:style-name="ce49" office:value-type="string" calcext:value-type="string">
            <text:p>heal_faerie_fire</text:p>
          </table:table-cell>
          <table:table-cell table:style-name="ce45" office:value-type="string" calcext:value-type="string">
            <text:p>heal_faerie_fire</text:p>
          </table:table-cell>
          <table:table-cell table:style-name="ce45" table:number-columns-repeated="3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5"/>
          <table:table-cell table:style-name="ce49"/>
          <table:table-cell table:style-name="ce45"/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 office:value-type="string" calcext:value-type="string">
            <text:p>close_fight</text:p>
          </table:table-cell>
          <table:table-cell table:style-name="ce49" office:value-type="string" calcext:value-type="string">
            <text:p>use_pike</text:p>
          </table:table-cell>
          <table:table-cell table:style-name="ce45" office:value-type="string" calcext:value-type="string">
            <text:p>use_pike</text:p>
          </table:table-cell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style-name="ce49" office:value-type="string" calcext:value-type="string">
            <text:p>attack_enemy_hero_with_pike</text:p>
          </table:table-cell>
          <table:table-cell table:style-name="ce45" office:value-type="string" calcext:value-type="string">
            <text:p>attack_enemy_hero_with_pike</text:p>
          </table:table-cell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table:style-name="ce45" office:value-type="string" calcext:value-type="string">
            <text:p>kill_enemy_hero</text:p>
          </table:table-cell>
          <table:table-cell table:style-name="ce45" table:number-columns-repeated="3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style-name="ce45" table:number-columns-repeated="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office:value-type="string" calcext:value-type="string">
            <text:p>move_enemy_hero_with_force_staff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office:value-type="string" calcext:value-type="string">
            <text:p>move_enemy_hero_with_pike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5"/>
          <table:table-cell table:style-name="ce95" table:number-columns-repeated="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number-columns-repeated="5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37"/>
        <table:table-column table:style-name="co12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6" table:default-cell-style-name="ce37"/>
        <table:table-column table:style-name="co7" table:number-columns-repeated="993" table:default-cell-style-name="ce40"/>
        <table:table-column table:style-name="co7" table:number-columns-repeated="23" table:default-cell-style-name="ce41"/>
        <table:table-row table:style-name="ro1">
          <table:table-cell table:style-name="ce34" office:value-type="string" calcext:value-type="string">
            <text:p>Objective</text:p>
          </table:table-cell>
          <table:table-cell table:style-name="ce38" office:value-type="string" calcext:value-type="string">
            <text:p>Move</text:p>
          </table:table-cell>
          <table:table-cell table:style-name="ce38" office:value-type="string" calcext:value-type="string">
            <text:p>Actions</text:p>
          </table:table-cell>
          <table:table-cell table:style-name="ce34" office:value-type="string" calcext:value-type="string">
            <text:p>Wait Condition</text:p>
          </table:table-cell>
          <table:table-cell table:style-name="ce38" office:value-type="string" calcext:value-type="string">
            <text:p>Cancel Condition</text:p>
          </table:table-cell>
          <table:table-cell table:style-name="ce38"/>
          <table:table-cell table:number-columns-repeated="1016"/>
        </table:table-row>
        <table:table-row table:style-name="ro1">
          <table:table-cell table:style-name="ce39" office:value-type="string" calcext:value-type="string">
            <text:p>buyback</text:p>
          </table:table-cell>
          <table:table-cell table:number-columns-repeated="2" table:style-name="ce39" office:value-type="string" calcext:value-type="string">
            <text:p>do_buyback</text:p>
          </table:table-cell>
          <table:table-cell table:style-name="ce35" table:number-columns-repeated="3"/>
          <table:table-cell table:number-columns-repeated="1016"/>
        </table:table-row>
        <table:table-row table:style-name="ro1">
          <table:table-cell table:style-name="ce39" table:number-columns-repeated="3"/>
          <table:table-cell table:style-name="ce3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36" office:value-type="string" calcext:value-type="string">
            <text:p>glyph</text:p>
          </table:table-cell>
          <table:table-cell table:style-name="ce39" office:value-type="string" calcext:value-type="string">
            <text:p>do_glyph</text:p>
          </table:table-cell>
          <table:table-cell table:style-name="ce35" office:value-type="string" calcext:value-type="string">
            <text:p>do_glyph</text:p>
          </table:table-cell>
          <table:table-cell table:style-name="ce3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36"/>
          <table:table-cell table:style-name="ce39"/>
          <table:table-cell table:style-name="ce35"/>
          <table:table-cell table:style-name="ce3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35" office:value-type="string" calcext:value-type="string">
            <text:p>swap_items</text:p>
          </table:table-cell>
          <table:table-cell table:style-name="ce39" office:value-type="string" calcext:value-type="string">
            <text:p>put_wraith_band_in_backpack</text:p>
          </table:table-cell>
          <table:table-cell table:style-name="ce35" office:value-type="string" calcext:value-type="string">
            <text:p>put_wraith_band_in_backpack</text:p>
          </table:table-cell>
          <table:table-cell table:style-name="ce3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35"/>
          <table:table-cell table:number-columns-repeated="2" table:style-name="ce39" office:value-type="string" calcext:value-type="string">
            <text:p>put_item_in_inventory</text:p>
          </table:table-cell>
          <table:table-cell table:style-name="ce35" table:number-columns-repeated="3"/>
          <table:table-cell table:number-columns-repeated="1016"/>
        </table:table-row>
        <table:table-row table:style-name="ro1">
          <table:table-cell table:style-name="ce35"/>
          <table:table-cell table:number-columns-repeated="2" table:style-name="ce39" office:value-type="string" calcext:value-type="string">
            <text:p>swap_flask_for_recovery</text:p>
          </table:table-cell>
          <table:table-cell table:style-name="ce3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3"/>
          <table:table-cell table:number-columns-repeated="1016"/>
        </table:table-row>
        <table:table-row table:style-name="ro1">
          <table:table-cell table:style-name="ce35" office:value-type="string" calcext:value-type="string">
            <text:p>item_hp_recovery</text:p>
          </table:table-cell>
          <table:table-cell table:style-name="ce39" office:value-type="string" calcext:value-type="string">
            <text:p>heal_flask</text:p>
          </table:table-cell>
          <table:table-cell table:style-name="ce35" office:value-type="string" calcext:value-type="string">
            <text:p>heal_flask</text:p>
          </table:table-cell>
          <table:table-cell table:style-name="ce35" table:number-columns-repeated="3"/>
          <table:table-cell table:number-columns-repeated="1016"/>
        </table:table-row>
        <table:table-row table:style-name="ro1">
          <table:table-cell table:style-name="ce39"/>
          <table:table-cell table:style-name="ce39" office:value-type="string" calcext:value-type="string">
            <text:p>heal_faerie_fire</text:p>
          </table:table-cell>
          <table:table-cell table:style-name="ce35" office:value-type="string" calcext:value-type="string">
            <text:p>heal_faerie_fire</text:p>
          </table:table-cell>
          <table:table-cell table:style-name="ce35" table:number-columns-repeated="3"/>
          <table:table-cell table:number-columns-repeated="1016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tp_base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9"/>
          <table:table-cell table:style-name="ce35" table:number-columns-repeated="2"/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9" office:value-type="string" calcext:value-type="string">
            <text:p>evasion</text:p>
          </table:table-cell>
          <table:table-cell table:number-columns-repeated="2" table:style-name="ce35" office:value-type="string" calcext:value-type="string">
            <text:p>evade_enemy_hero_with_force_staff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evade_enemy_hero_with_pike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use_gust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9"/>
          <table:table-cell table:style-name="ce35" table:number-columns-repeated="2"/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5" office:value-type="string" calcext:value-type="string">
            <text:p>base_recovery</text:p>
          </table:table-cell>
          <table:table-cell table:style-name="ce39" office:value-type="string" calcext:value-type="string">
            <text:p>deliver_items</text:p>
          </table:table-cell>
          <table:table-cell table:style-name="ce35" office:value-type="string" calcext:value-type="string">
            <text:p>deliver_items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5"/>
          <table:table-cell table:number-columns-repeated="2" table:style-name="ce35" office:value-type="string" calcext:value-type="string">
            <text:p>restore_hp_on_base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5"/>
          <table:table-cell table:number-columns-repeated="2" table:style-name="ce35" office:value-type="string" calcext:value-type="string">
            <text:p>restore_mp_on_base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5"/>
          <table:table-cell table:number-columns-repeated="2" table:style-name="ce35" office:value-type="string" calcext:value-type="string">
            <text:p>move_base</text:p>
          </table:table-cell>
          <table:table-cell table:style-name="ce35" office:value-type="string" calcext:value-type="string">
            <text:p>wait_move_base</text:p>
          </table:table-cell>
          <table:table-cell table:style-name="ce35" office:value-type="string" calcext:value-type="string">
            <text:p>cancel_move_base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35" table:number-columns-repeated="3"/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9" office:value-type="string" calcext:value-type="string">
            <text:p>evasion</text:p>
          </table:table-cell>
          <table:table-cell table:style-name="ce39" office:value-type="string" calcext:value-type="string">
            <text:p>move_safe_recovery</text:p>
          </table:table-cell>
          <table:table-cell table:style-name="ce35" office:value-type="string" calcext:value-type="string">
            <text:p>move_safe_spot</text:p>
          </table:table-cell>
          <table:table-cell table:style-name="ce67" office:value-type="string" calcext:value-type="string">
            <text:p>wait_move_safe_recovery</text:p>
          </table:table-cell>
          <table:table-cell table:style-name="ce67" office:value-type="string" calcext:value-type="string">
            <text:p>cancel_move_safe_recovery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35"/>
          <table:table-cell table:style-name="ce39" office:value-type="string" calcext:value-type="string">
            <text:p>evade_enemy_hero_low_hp</text:p>
          </table:table-cell>
          <table:table-cell table:style-name="ce35" office:value-type="string" calcext:value-type="string">
            <text:p>move_safe_spot</text:p>
          </table:table-cell>
          <table:table-cell table:style-name="ce39" office:value-type="string" calcext:value-type="string">
            <text:p>wait_evade_enemy_hero_low_hp</text:p>
          </table:table-cell>
          <table:table-cell table:style-name="ce39" office:value-type="string" calcext:value-type="string">
            <text:p>cancel_evade_enemy_hero_low_hp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35"/>
          <table:table-cell table:style-name="ce35" office:value-type="string" calcext:value-type="string">
            <text:p>evade_enemy_tower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enemy_tower</text:p>
          </table:table-cell>
          <table:table-cell table:style-name="ce35" office:value-type="string" calcext:value-type="string">
            <text:p>cancel_evade_enemy_tower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39"/>
          <table:table-cell table:style-name="ce35" office:value-type="string" calcext:value-type="string">
            <text:p>evade_enemy_creeps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enemy_creeps</text:p>
          </table:table-cell>
          <table:table-cell table:style-name="ce35" office:value-type="string" calcext:value-type="string">
            <text:p>cancel_evade_enemy_creeps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39"/>
          <table:table-cell table:style-name="ce35" office:value-type="string" calcext:value-type="string">
            <text:p>evade_invisible_enemy_hero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invisible_enemy_hero</text:p>
          </table:table-cell>
          <table:table-cell table:style-name="ce35" office:value-type="string" calcext:value-type="string">
            <text:p>cancel_evade_invisible_enemy_hero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35" table:number-columns-repeated="3"/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16" table:default-cell-style-name="ce37"/>
        <table:table-column table:style-name="co11" table:default-cell-style-name="ce37"/>
        <table:table-column table:style-name="co7" table:number-columns-repeated="1019" table:default-cell-style-name="Default"/>
        <table:table-row table:style-name="ro1">
          <table:table-cell table:style-name="ce34" office:value-type="string" calcext:value-type="string">
            <text:p>Objective</text:p>
          </table:table-cell>
          <table:table-cell table:style-name="ce38" office:value-type="string" calcext:value-type="string">
            <text:p>Move</text:p>
          </table:table-cell>
          <table:table-cell table:style-name="ce38" office:value-type="string" calcext:value-type="string">
            <text:p>Actions</text:p>
          </table:table-cell>
          <table:table-cell table:style-name="ce34" office:value-type="string" calcext:value-type="string">
            <text:p>Wait Condition</text:p>
          </table:table-cell>
          <table:table-cell table:style-name="ce3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35" office:value-type="string" calcext:value-type="string">
            <text:p>manage_attack_anim</text:p>
          </table:table-cell>
          <table:table-cell table:number-columns-repeated="2" table:style-name="ce42" office:value-type="string" calcext:value-type="string">
            <text:p>cancel_attack</text:p>
          </table:table-cell>
          <table:table-cell table:style-name="ce36"/>
          <table:table-cell table:style-name="ce35"/>
          <table:table-cell table:style-name="ce42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35"/>
          <table:table-cell table:number-columns-repeated="2" table:style-name="ce42" office:value-type="string" calcext:value-type="string">
            <text:p>wait_attack</text:p>
          </table:table-cell>
          <table:table-cell table:style-name="ce36"/>
          <table:table-cell table:style-name="ce35"/>
          <table:table-cell table:style-name="ce42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36"/>
          <table:table-cell table:style-name="ce39"/>
          <table:table-cell table:style-name="ce35"/>
          <table:table-cell table:style-name="ce36"/>
          <table:table-cell table:style-name="ce35"/>
          <table:table-cell table:number-columns-repeated="1019"/>
        </table:table-row>
        <table:table-row table:style-name="ro1">
          <table:table-cell table:style-name="ce39" office:value-type="string" calcext:value-type="string">
            <text:p>evasion</text:p>
          </table:table-cell>
          <table:table-cell table:style-name="ce39" office:value-type="string" calcext:value-type="string">
            <text:p>move_safe_recovery</text:p>
          </table:table-cell>
          <table:table-cell table:style-name="ce35" office:value-type="string" calcext:value-type="string">
            <text:p>move_safe_spot</text:p>
          </table:table-cell>
          <table:table-cell table:style-name="ce67" office:value-type="string" calcext:value-type="string">
            <text:p>wait_move_safe_recovery</text:p>
          </table:table-cell>
          <table:table-cell table:style-name="ce67" office:value-type="string" calcext:value-type="string">
            <text:p>cancel_move_safe_recovery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5"/>
          <table:table-cell table:style-name="ce39" office:value-type="string" calcext:value-type="string">
            <text:p>evade_enemy_hero_low_hp</text:p>
          </table:table-cell>
          <table:table-cell table:style-name="ce35" office:value-type="string" calcext:value-type="string">
            <text:p>move_safe_spot</text:p>
          </table:table-cell>
          <table:table-cell table:style-name="ce39" office:value-type="string" calcext:value-type="string">
            <text:p>wait_evade_enemy_hero_low_hp</text:p>
          </table:table-cell>
          <table:table-cell table:style-name="ce39" office:value-type="string" calcext:value-type="string">
            <text:p>cancel_evade_enemy_hero_low_hp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evasion</text:p>
          </table:table-cell>
          <table:table-cell table:style-name="ce35" office:value-type="string" calcext:value-type="string">
            <text:p>evade_enemy_tower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enemy_tower</text:p>
          </table:table-cell>
          <table:table-cell table:style-name="ce35" office:value-type="string" calcext:value-type="string">
            <text:p>cancel_evade_enemy_tower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office:value-type="string" calcext:value-type="string">
            <text:p>evade_enemy_creeps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enemy_creeps</text:p>
          </table:table-cell>
          <table:table-cell table:style-name="ce35" office:value-type="string" calcext:value-type="string">
            <text:p>cancel_evade_enemy_creeps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table:number-columns-repeated="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35" office:value-type="string" calcext:value-type="string">
            <text:p>cancel_turn</text:p>
          </table:table-cell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23" table:default-cell-style-name="ce37"/>
        <table:table-column table:style-name="co6" table:default-cell-style-name="ce37"/>
        <table:table-column table:style-name="co7" table:number-columns-repeated="993" table:default-cell-style-name="ce40"/>
        <table:table-column table:style-name="co7" table:number-columns-repeated="23" table:default-cell-style-name="ce41"/>
        <table:table-column table:style-name="co7" table:number-columns-repeated="2" table:default-cell-style-name="Default"/>
        <table:table-row table:style-name="ro1">
          <table:table-cell table:style-name="ce34" office:value-type="string" calcext:value-type="string">
            <text:p>Objective</text:p>
          </table:table-cell>
          <table:table-cell table:style-name="ce38" office:value-type="string" calcext:value-type="string">
            <text:p>Move</text:p>
          </table:table-cell>
          <table:table-cell table:style-name="ce38" office:value-type="string" calcext:value-type="string">
            <text:p>Actions</text:p>
          </table:table-cell>
          <table:table-cell table:style-name="ce34" office:value-type="string" calcext:value-type="string">
            <text:p>Wait Condition</text:p>
          </table:table-cell>
          <table:table-cell table:style-name="ce38" office:value-type="string" calcext:value-type="string">
            <text:p>Cancel Condition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5" office:value-type="string" calcext:value-type="string">
            <text:p>manage_attack_anim</text:p>
          </table:table-cell>
          <table:table-cell table:number-columns-repeated="2" table:style-name="ce42" office:value-type="string" calcext:value-type="string">
            <text:p>cancel_attack</text:p>
          </table:table-cell>
          <table:table-cell table:style-name="ce36"/>
          <table:table-cell table:style-name="ce35"/>
          <table:table-cell table:style-name="ce42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35"/>
          <table:table-cell table:number-columns-repeated="2" table:style-name="ce42" office:value-type="string" calcext:value-type="string">
            <text:p>wait_attack</text:p>
          </table:table-cell>
          <table:table-cell table:style-name="ce36"/>
          <table:table-cell table:style-name="ce35"/>
          <table:table-cell table:style-name="ce42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35"/>
          <table:table-cell table:style-name="ce42" table:number-columns-repeated="2"/>
          <table:table-cell table:style-name="ce35" table:number-columns-repeated="2"/>
          <table:table-cell table:style-name="ce42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36" office:value-type="string" calcext:value-type="string">
            <text:p>glyph</text:p>
          </table:table-cell>
          <table:table-cell table:style-name="ce39" office:value-type="string" calcext:value-type="string">
            <text:p>do_glyph</text:p>
          </table:table-cell>
          <table:table-cell table:style-name="ce35" office:value-type="string" calcext:value-type="string">
            <text:p>do_glyph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/>
          <table:table-cell table:style-name="ce42" table:number-columns-repeated="2"/>
          <table:table-cell table:number-columns-repeated="2"/>
          <table:table-cell table:style-name="ce42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36" office:value-type="string" calcext:value-type="string">
            <text:p>prepare_for_match</text:p>
          </table:table-cell>
          <table:table-cell table:style-name="ce39" office:value-type="string" calcext:value-type="string">
            <text:p>buy_starting_items</text:p>
          </table:table-cell>
          <table:table-cell table:style-name="ce36" office:value-type="string" calcext:value-type="string">
            <text:p>buy_starting_items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6"/>
          <table:table-cell table:style-name="ce39"/>
          <table:table-cell table:style-name="ce36"/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 office:value-type="string" calcext:value-type="string">
            <text:p>swap_items</text:p>
          </table:table-cell>
          <table:table-cell table:number-columns-repeated="2" table:style-name="ce39" office:value-type="string" calcext:value-type="string">
            <text:p>put_item_in_inventory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/>
          <table:table-cell table:number-columns-repeated="2" table:style-name="ce39" office:value-type="string" calcext:value-type="string">
            <text:p>swap_mango_for_recovery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/>
          <table:table-cell table:number-columns-repeated="2" table:style-name="ce39" office:value-type="string" calcext:value-type="string">
            <text:p>swap_ward_for_using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/>
          <table:table-cell table:number-columns-repeated="2" table:style-name="ce39" office:value-type="string" calcext:value-type="string">
            <text:p>swap_flask_to_backpack</text:p>
          </table:table-cell>
          <table:table-cell table:style-name="ce35" table:number-columns-repeated="3"/>
          <table:table-cell table:number-columns-repeated="1018"/>
        </table:table-row>
        <table:table-row table:style-name="ro1">
          <table:table-cell table:style-name="ce35"/>
          <table:table-cell table:number-columns-repeated="2" table:style-name="ce39" office:value-type="string" calcext:value-type="string">
            <text:p>swap_mango_to_backpack</text:p>
          </table:table-cell>
          <table:table-cell table:style-name="ce35" table:number-columns-repeated="3"/>
          <table:table-cell table:number-columns-repeated="1018"/>
        </table:table-row>
        <table:table-row table:style-name="ro1">
          <table:table-cell table:style-name="ce35"/>
          <table:table-cell table:style-name="ce39" table:number-columns-repeated="2"/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 office:value-type="string" calcext:value-type="string">
            <text:p>item_hp_recovery</text:p>
          </table:table-cell>
          <table:table-cell table:style-name="ce39" office:value-type="string" calcext:value-type="string">
            <text:p>heal_faerie_fire</text:p>
          </table:table-cell>
          <table:table-cell table:style-name="ce35" office:value-type="string" calcext:value-type="string">
            <text:p>heal_faerie_fire</text:p>
          </table:table-cell>
          <table:table-cell table:style-name="ce35" table:number-columns-repeated="3"/>
          <table:table-cell table:number-columns-repeated="1018"/>
        </table:table-row>
        <table:table-row table:style-name="ro1">
          <table:table-cell table:style-name="ce35"/>
          <table:table-cell table:style-name="ce39"/>
          <table:table-cell table:style-name="ce35"/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9" office:value-type="string" calcext:value-type="string">
            <text:p>evasion</text:p>
          </table:table-cell>
          <table:table-cell table:style-name="ce39" office:value-type="string" calcext:value-type="string">
            <text:p>move_safe_recovery</text:p>
          </table:table-cell>
          <table:table-cell table:style-name="ce35" office:value-type="string" calcext:value-type="string">
            <text:p>move_safe_spot</text:p>
          </table:table-cell>
          <table:table-cell table:style-name="ce67" office:value-type="string" calcext:value-type="string">
            <text:p>wait_move_safe_recovery</text:p>
          </table:table-cell>
          <table:table-cell table:style-name="ce67" office:value-type="string" calcext:value-type="string">
            <text:p>cancel_move_safe_recovery</text:p>
          </table:table-cell>
          <table:table-cell table:style-name="ce35"/>
          <table:table-cell table:number-columns-repeated="1018"/>
        </table:table-row>
        <table:table-row table:style-name="ro1">
          <table:table-cell table:style-name="ce35"/>
          <table:table-cell table:style-name="ce39" office:value-type="string" calcext:value-type="string">
            <text:p>evade_enemy_hero_low_hp</text:p>
          </table:table-cell>
          <table:table-cell table:style-name="ce35" office:value-type="string" calcext:value-type="string">
            <text:p>move_safe_spot</text:p>
          </table:table-cell>
          <table:table-cell table:style-name="ce39" office:value-type="string" calcext:value-type="string">
            <text:p>wait_evade_enemy_hero_low_hp</text:p>
          </table:table-cell>
          <table:table-cell table:style-name="ce39" office:value-type="string" calcext:value-type="string">
            <text:p>cancel_evade_enemy_hero_low_hp</text:p>
          </table:table-cell>
          <table:table-cell table:style-name="ce35"/>
          <table:table-cell table:number-columns-repeated="1018"/>
        </table:table-row>
        <table:table-row table:style-name="ro1">
          <table:table-cell table:style-name="ce35"/>
          <table:table-cell table:style-name="ce35" office:value-type="string" calcext:value-type="string">
            <text:p>evade_enemy_tower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enemy_tower</text:p>
          </table:table-cell>
          <table:table-cell table:style-name="ce35" office:value-type="string" calcext:value-type="string">
            <text:p>cancel_evade_enemy_tower</text:p>
          </table:table-cell>
          <table:table-cell table:style-name="ce35"/>
          <table:table-cell table:number-columns-repeated="1018"/>
        </table:table-row>
        <table:table-row table:style-name="ro1">
          <table:table-cell table:style-name="ce39"/>
          <table:table-cell table:style-name="ce35" office:value-type="string" calcext:value-type="string">
            <text:p>evade_invisible_enemy_hero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invisible_enemy_hero</text:p>
          </table:table-cell>
          <table:table-cell table:style-name="ce35" office:value-type="string" calcext:value-type="string">
            <text:p>cancel_evade_invisible_enemy_hero</text:p>
          </table:table-cell>
          <table:table-cell table:style-name="ce35"/>
          <table:table-cell table:number-columns-repeated="1018"/>
        </table:table-row>
        <table:table-row table:style-name="ro1">
          <table:table-cell table:style-name="ce35" table:number-columns-repeated="3"/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 office:value-type="string" calcext:value-type="string">
            <text:p>upgrade_skills</text:p>
          </table:table-cell>
          <table:table-cell table:number-columns-repeated="2" table:style-name="ce35" office:value-type="string" calcext:value-type="string">
            <text:p>upgrade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9" table:number-columns-repeated="2"/>
          <table:table-cell table:style-name="ce35"/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evasion</text:p>
          </table:table-cell>
          <table:table-cell table:style-name="ce35" office:value-type="string" calcext:value-type="string">
            <text:p>evade_enemy_creeps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enemy_creeps</text:p>
          </table:table-cell>
          <table:table-cell table:style-name="ce35" office:value-type="string" calcext:value-type="string">
            <text:p>cancel_evade_enemy_creeps</text:p>
          </table:table-cell>
          <table:table-cell table:style-name="ce35"/>
          <table:table-cell table:number-columns-repeated="1018"/>
        </table:table-row>
        <table:table-row table:style-name="ro1">
          <table:table-cell table:style-name="ce39"/>
          <table:table-cell table:style-name="ce35" table:number-columns-repeated="2"/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evasion</text:p>
          </table:table-cell>
          <table:table-cell table:style-name="ce35" office:value-type="string" calcext:value-type="string">
            <text:p>evade_enemy_hero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enemy_hero</text:p>
          </table:table-cell>
          <table:table-cell table:style-name="ce35" office:value-type="string" calcext:value-type="string">
            <text:p>cancel_evade_enemy_hero</text:p>
          </table:table-cell>
          <table:table-cell table:style-name="ce3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35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office:value-type="string" calcext:value-type="string">
            <text:p>wait_move_start_position</text:p>
          </table:table-cell>
          <table:table-cell office:value-type="string" calcext:value-type="string">
            <text:p>cancel_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0:FARM.AM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 style:data-style-name="N2" text:time-value="10:08:25.058688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20T10:18:52.748716829</dc:date>
    <meta:editing-duration>P3DT20H15M52S</meta:editing-duration>
    <meta:editing-cycles>2946</meta:editing-cycles>
    <dc:creator>Ilya Shpigor</dc:creator>
    <meta:document-statistic meta:table-count="6" meta:cell-count="328" meta:object-count="0"/>
  </office:meta>
</office:document-meta>
</file>